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</text:h>
      <text:p text:style-name="P2">In this example, a table will be added below this paragraph.</text:p>
      <table:table table:style-name="Table1" delta:insertion-change-idref="I" delta:insertion-type="insert-with-content">
        <table:table-column table:style-name="Table1.A" table:number-columns-repeated="2"/>
        <table:table-row>
          <table:table-cell rowSpan="1" columnSpan="1" table:style-name="Table1.A1">
            <text:p text:style-name="P3">This</text:p>
          </table:table-cell>
          <table:table-cell rowSpan="1" columnSpan="1" table:style-name="Table1.A1">
            <text:p text:style-name="P3">Table</text:p>
          </table:table-cell>
        </table:table-row>
        <table:table-row>
          <table:table-cell rowSpan="1" columnSpan="1" table:style-name="Table1.A1">
            <text:p text:style-name="P3">Was</text:p>
          </table:table-cell>
          <table:table-cell rowSpan="1" columnSpan="1" table:style-name="Table1.A1">
            <text:p text:style-name="P3">Adde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Tristan Mitchell</meta:initial-creator>
    <meta:editing-cycles>1</meta:editing-cycles>
    <dc:date>2011-04-10T18:28:20</dc:date>
    <meta:creation-date>2010-06-24T17:13:43</meta:creation-date>
    <dc:creator>Tristan Mitchell</dc:creator>
  </office:meta>
</office:document-meta>
</file>